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E! (17:1-2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INDICATE ME! (17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HOW ME! (17: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UARD ME! (17:8-13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GUARD ME! (17:8-13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Where he wants to be hidden (17: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Why he wants to be hidden (17:9-12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SALM 17<text:s text:c="1"/></text:span><text:span text:style-name="a468" text:class-names=""/></text:p>
          </draw:text-box>
          <svg:title/>
          <svg:desc/>
        </draw:frame>
        <draw:frame draw:id="id88" presentation:style-name="a492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HEAR ME! (17:1-2, 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VINDICATE ME! (17:3-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HOW ME! (17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UARD ME! (17:8-1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RESCUE ME! (17:13-1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ATISFY ME! (17:1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7 </dc:title>
    <meta:initial-creator>David STRICKLAND</meta:initial-creator>
    <dc:creator>David STRICKLAND</dc:creator>
    <meta:creation-date>2020-02-22T19:32:20Z</meta:creation-date>
    <dc:date>2020-02-22T19:32:21Z</dc:date>
    <meta:template xlink:href="BibleStudy" xlink:type="simple"/>
    <meta:editing-cycles>1</meta:editing-cycles>
    <meta:editing-duration>PT0S</meta:editing-duration>
    <meta:document-statistic meta:paragraph-count="15" meta:word-count="94"/>
  </office:meta>
</office:document-meta>
</file>